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text-align="center" style:justify-single-word="false"/>
      <style:text-properties fo:font-size="20pt" style:font-size-asian="20pt" style:font-size-complex="20pt"/>
    </style:style>
    <style:style style:name="P5" style:family="paragraph" style:parent-style-name="Text_20_body" style:list-style-name="L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officeooo:rsid="0015cfb9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1">git init</text:span></text:span></text:p>
      <text:p text:style-name="Text_20_body"><text:span text:style-name="Strong_20_Emphasis">git status</text:span></text:p>
      <text:p text:style-name="Text_20_body"><text:span text:style-name="Strong_20_Emphasis">pwd</text:span></text:p>
      <text:p text:style-name="Text_20_body"><text:span text:style-name="Strong_20_Emphasis"><text:span text:style-name="T2"><text:s text:c="6"/>** <text:s/></text:span></text:span><text:span text:style-name="Strong_20_Emphasis">git</text:span><text:span text:style-name="Strong_20_Emphasis"><text:span text:style-name="T2"> </text:span></text:span><text:span text:style-name="Strong_20_Emphasis">add</text:span><text:span text:style-name="Strong_20_Emphasis"><text:span text:style-name="T2"> prueba.txt</text:span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3">Ahora, realiza el commit:</text:span></text:span></text:p>
      <text:p text:style-name="Text_20_body"><text:span text:style-name="Strong_20_Emphasis"><text:span text:style-name="T2">En tu Git Bash, escribe:</text:span></text:span></text:p>
      <text:p text:style-name="Text_20_body"><text:span text:style-name="Strong_20_Emphasis">git</text:span><text:span text:style-name="Strong_20_Emphasis"><text:span text:style-name="T2"> </text:span></text:span><text:span text:style-name="Strong_20_Emphasis">commit</text:span><text:span text:style-name="Strong_20_Emphasis"><text:span text:style-name="T2"> </text:span></text:span><text:span text:style-name="Strong_20_Emphasis">-m</text:span><text:span text:style-name="Strong_20_Emphasis"><text:span text:style-name="T2"> "Primer commit: Añadido archivo prueba.txt"</text:span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3">Para confirmar que el commit funcionó</text:span></text:span><text:span text:style-name="Strong_20_Emphasis"><text:span text:style-name="T2">, puedes usar el comando git log.</text:span></text:span></text:p>
      <text:p text:style-name="Text_20_body"><text:span text:style-name="Strong_20_Emphasis"><text:span text:style-name="T2">Escribe en tu Git Bash:</text:span></text:span></text:p>
      <text:p text:style-name="Text_20_body"><text:span text:style-name="Strong_20_Emphasis">git</text:span><text:span text:style-name="Strong_20_Emphasis"><text:span text:style-name="T2"> </text:span></text:span><text:span text:style-name="Strong_20_Emphasis">log</text:span></text:p>
      <text:p text:style-name="Text_20_body"><text:span text:style-name="Strong_20_Emphasis"><text:span text:style-name="T2">Presiona Enter.</text:span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3">Si el commit fue exitoso, verás</text:span></text:span><text:span text:style-name="Strong_20_Emphasis"><text:span text:style-name="T2"> información sobre él, incluyendo:</text:span></text:span></text:p>
      <text:p text:style-name="Text_20_body"><text:span text:style-name="Strong_20_Emphasis"><text:span text:style-name="T2">Un commit hash (una serie larga de letras y números).</text:span></text:span></text:p>
      <text:p text:style-name="Text_20_body"><text:span text:style-name="Strong_20_Emphasis"><text:span text:style-name="T2">Author: (tu nombre y correo electrónico que configuraste).</text:span></text:span></text:p>
      <text:p text:style-name="Text_20_body"><text:span text:style-name="Strong_20_Emphasis"><text:span text:style-name="T2">Date: (la fecha y hora del commit).</text:span></text:span></text:p>
      <text:p text:style-name="Text_20_body"><text:span text:style-name="Strong_20_Emphasis"><text:span text:style-name="T2">Tu mensaje de commit: "Primer commit: Añadido archivo prueba.txt"</text:span></text:span></text:p>
      <text:p text:style-name="Text_20_body"><text:span text:style-name="Strong_20_Emphasis"><text:span text:style-name="T2">Si ves esto, ¡felicidades, tu primer commit está hecho!</text:span></text:span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>Paso 3: </text:span><text:span text:style-name="Strong_20_Emphasis"><text:span text:style-name="T4">Conectar el repositorio local con el remoto</text:span></text:span><text:span text:style-name="Strong_20_Emphasis">.</text:span></text:p>
      <text:p text:style-name="Text_20_body">Vuelve a tu Git Bash.</text:p>
      <text:list text:style-name="L1">
        <text:list-item>
          <text:p text:style-name="P1"><text:span text:style-name="Strong_20_Emphasis">Añadir el origen remoto:</text:span> <text:span text:style-name="Source_20_Text">git remote add origin https://github.com/TuUsuarioDeGitHub/mi_proyecto.git</text:span> (Asegúrate de pegar la URL que copiaste de GitHub en lugar de la de ejemplo).</text:p>
        </text:list-item>
        <text:list-item>
          <text:p text:style-name="P1"><text:soft-page-break/><text:span text:style-name="Strong_20_Emphasis">Empujar tus commits locales a GitHub:</text:span> <text:span text:style-name="Source_20_Text">git push -u origin main</text:span></text:p>
          <text:list>
            <text:list-item>
              <text:p text:style-name="P2"><text:span text:style-name="Source_20_Text">git push</text:span>: Envía tus cambios. </text:p>
            </text:list-item>
            <text:list-item>
              <text:p text:style-name="P1"><text:span text:style-name="Source_20_Text">-u origin main</text:span>: Le dice a Git que esta es la primera vez que estás empujando la rama <text:span text:style-name="Source_20_Text">main</text:span> a este <text:span text:style-name="Source_20_Text">origin</text:span> (el repositorio de GitHub), y que establezca esta conexión para futuros <text:span text:style-name="Source_20_Text">git push</text:span> y <text:span text:style-name="Source_20_Text">git pull</text:span>. </text:p>
            </text:list-item>
          </text:list>
        </text:list-item>
      </text:list>
      <text:list text:style-name="L2">
        <text:list-header>
          <text:p text:style-name="P3"/>
          <text:p text:style-name="P4"><text:span text:style-name="T5">C</text:span>iclo de trabajo típico con Git:</text:p>
        </text:list-header>
      </text:list>
      <text:list text:style-name="L3">
        <text:list-item>
          <text:p text:style-name="P5"><text:span text:style-name="Strong_20_Emphasis">Haz cambios en tus archivos:</text:span> Abre <text:span text:style-name="Source_20_Text">prueba.txt</text:span> (o crea nuevos archivos) en tu editor de texto (VSC, Bloc de Notas, etc.) y modifica su contenido, o añade más archivos a la carpeta de tu proyecto. Guarda los cambios.</text:p>
        </text:list-item>
        <text:list-item>
          <text:p text:style-name="P5"><text:span text:style-name="Strong_20_Emphasis">Verifica el estado de Git:</text:span> <text:span text:style-name="Source_20_Text">git status</text:span> (Esto te mostrará qué archivos has modificado o añadido).</text:p>
        </text:list-item>
        <text:list-item>
          <text:p text:style-name="P5"><text:span text:style-name="Strong_20_Emphasis">Añade los cambios al área de preparación:</text:span> <text:span text:style-name="Source_20_Text">git add .</text:span> (El <text:span text:style-name="Source_20_Text">.</text:span> significa "todos los cambios en la carpeta actual". Si solo quieres añadir un archivo específico, usa <text:span text:style-name="Source_20_Text">git add nombre_del_archivo.txt</text:span>).</text:p>
        </text:list-item>
        <text:list-item>
          <text:p text:style-name="P5"><text:span text:style-name="Strong_20_Emphasis">Realiza un nuevo commit (guarda los cambios):</text:span> <text:span text:style-name="Source_20_Text">git commit -m "Descripción clara de los cambios que hiciste"</text:span> (Es crucial que el mensaje de commit sea descriptivo. Por ejemplo, "Añadida nueva función X" o "Corregido error en Y").</text:p>
        </text:list-item>
        <text:list-item>
          <text:p text:style-name="P5"><text:span text:style-name="Strong_20_Emphasis">Sube los cambios a GitHub:</text:span> <text:span text:style-name="Source_20_Text">git push origin main</text:span> (Como ya configuraste <text:span text:style-name="Source_20_Text">-u</text:span> la primera vez, ahora solo necesitas <text:span text:style-name="Source_20_Text">git push origin main</text:span>).</text:p>
        </text:list-item>
      </text:list>
      <text:p text:style-name="Text_20_body">¡Este es el ciclo básico de trabajo con Git!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1T08:37:58.867000000</meta:creation-date>
    <dc:date>2025-05-21T08:50:06.510000000</dc:date>
    <meta:editing-duration>PT12M5S</meta:editing-duration>
    <meta:editing-cycles>4</meta:editing-cycles>
    <meta:generator>LibreOffice/24.8.6.2$Windows_X86_64 LibreOffice_project/6d98ba145e9a8a39fc57bcc76981d1fb1316c60c</meta:generator>
    <meta:document-statistic meta:table-count="0" meta:image-count="0" meta:object-count="0" meta:page-count="2" meta:paragraph-count="30" meta:word-count="361" meta:character-count="2089" meta:non-whitespace-character-count="1757"/>
  </office:meta>
</office:document-meta>
</file>